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453.74pt" svg:height="255.26pt" svg:x="13.97pt" svg:y="140.03pt">
            <draw:object draw:notify-on-update-of-ranges="benchmark_results.B1:benchmark_results.B1 benchmark_results.A2:benchmark_results.A2 benchmark_results.B2:benchmark_results.B2 benchmark_results.A3:benchmark_results.A3 benchmark_results.B3:benchmark_results.B3 benchmark_results.A4:benchmark_results.A4 benchmark_results.B4:benchmark_results.B4 benchmark_results.A5:benchmark_results.A5 benchmark_results.B5:benchmark_results.B5 benchmark_results.A6:benchmark_results.A6 benchmark_results.B6:benchmark_results.B6 benchmark_results.A7:benchmark_results.A7 benchmark_results.B7:benchmark_result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3pt" svg:x="14.77pt" svg:y="406.6pt">
            <draw:object draw:notify-on-update-of-ranges="benchmark_results.A2:benchmark_results.A2 benchmark_results.C2:benchmark_results.C2 benchmark_results.A3:benchmark_results.A3 benchmark_results.C3:benchmark_results.C3 benchmark_results.A4:benchmark_results.A4 benchmark_results.C4:benchmark_results.C4 benchmark_results.A5:benchmark_results.A5 benchmark_results.C5:benchmark_results.C5 benchmark_results.A6:benchmark_results.A6 benchmark_results.C6:benchmark_results.C6 benchmark_results.A7:benchmark_results.A7 benchmark_results.C7:benchmark_results.C7 benchmark_results.A8:benchmark_results.A8 benchmark_results.C8:benchmark_results.C8 benchmark_results.A9:benchmark_results.A9 benchmark_results.C9:benchmark_results.C9 benchmark_results.A10:benchmark_results.A10 benchmark_results.C10:benchmark_results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23pt" svg:x="521.32pt" svg:y="198.03pt">
            <draw:object draw:notify-on-update-of-ranges="benchmark_results.A2:benchmark_results.A2 benchmark_results.D2:benchmark_results.D2 benchmark_results.A3:benchmark_results.A3 benchmark_results.D3:benchmark_results.D3 benchmark_results.A4:benchmark_results.A4 benchmark_results.D4:benchmark_results.D4 benchmark_results.A5:benchmark_results.A5 benchmark_results.D5:benchmark_results.D5 benchmark_results.A6:benchmark_results.A6 benchmark_results.D6:benchmark_results.D6 benchmark_results.A7:benchmark_results.A7 benchmark_results.D7:benchmark_results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verall (average)</text:p>
          </table:table-cell>
          <table:table-cell table:style-name="Default" office:value-type="string" calcext:value-type="string">
            <text:p>Single (average)</text:p>
          </table:table-cell>
          <table:table-cell table:style-name="Default" office:value-type="string" calcext:value-type="string">
            <text:p>Multiple (average)</text:p>
          </table:table-cell>
          <table:table-cell table:style-name="Default" office:value-type="string" calcext:value-type="string">
            <text:p>Single (primitive)</text:p>
          </table:table-cell>
          <table:table-cell table:style-name="Default" office:value-type="string" calcext:value-type="string">
            <text:p>Single (Array)</text:p>
          </table:table-cell>
          <table:table-cell table:style-name="Default" office:value-type="string" calcext:value-type="string">
            <text:p>Single (Object)</text:p>
          </table:table-cell>
          <table:table-cell table:style-name="Default" office:value-type="string" calcext:value-type="string">
            <text:p>Multiple (primitive)</text:p>
          </table:table-cell>
          <table:table-cell table:style-name="Default" office:value-type="string" calcext:value-type="string">
            <text:p>Multiple (Array)</text:p>
          </table:table-cell>
          <table:table-cell table:style-name="Default" office:value-type="string" calcext:value-type="string">
            <text:p>Multiple (Object)</text:p>
          </table:table-cell>
        </table:table-row>
        <table:table-row table:style-name="ro1">
          <table:table-cell office:value-type="string" calcext:value-type="string">
            <text:p>moize</text:p>
          </table:table-cell>
          <table:table-cell table:style-name="Default" office:value-type="float" office:value="54442644" calcext:value-type="float">
            <text:p>54442644</text:p>
          </table:table-cell>
          <table:table-cell table:style-name="Default" office:value-type="float" office:value="62780580" calcext:value-type="float">
            <text:p>62780580</text:p>
          </table:table-cell>
          <table:table-cell table:style-name="Default" office:value-type="float" office:value="46104708" calcext:value-type="float">
            <text:p>46104708</text:p>
          </table:table-cell>
          <table:table-cell table:style-name="Default" office:value-type="float" office:value="72109787" calcext:value-type="float">
            <text:p>72109787</text:p>
          </table:table-cell>
          <table:table-cell table:style-name="Default" office:value-type="float" office:value="58453155" calcext:value-type="float">
            <text:p>58453155</text:p>
          </table:table-cell>
          <table:table-cell table:style-name="Default" office:value-type="float" office:value="57778799" calcext:value-type="float">
            <text:p>57778799</text:p>
          </table:table-cell>
          <table:table-cell table:style-name="Default" office:value-type="float" office:value="46581187" calcext:value-type="float">
            <text:p>46581187</text:p>
          </table:table-cell>
          <table:table-cell table:style-name="Default" office:value-type="float" office:value="46183259" calcext:value-type="float">
            <text:p>46183259</text:p>
          </table:table-cell>
          <table:table-cell table:style-name="Default" office:value-type="float" office:value="45549679" calcext:value-type="float">
            <text:p>45549679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table:style-name="Default" office:value-type="float" office:value="37609308" calcext:value-type="float">
            <text:p>37609308</text:p>
          </table:table-cell>
          <table:table-cell table:style-name="Default" office:value-type="float" office:value="74176834" calcext:value-type="float">
            <text:p>74176834</text:p>
          </table:table-cell>
          <table:table-cell table:style-name="Default" office:value-type="float" office:value="1041783" calcext:value-type="float">
            <text:p>1041783</text:p>
          </table:table-cell>
          <table:table-cell table:style-name="Default" office:value-type="float" office:value="219337919" calcext:value-type="float">
            <text:p>219337919</text:p>
          </table:table-cell>
          <table:table-cell table:style-name="Default" office:value-type="float" office:value="1708482" calcext:value-type="float">
            <text:p>1708482</text:p>
          </table:table-cell>
          <table:table-cell table:style-name="Default" office:value-type="float" office:value="1484101" calcext:value-type="float">
            <text:p>1484101</text:p>
          </table:table-cell>
          <table:table-cell table:style-name="Default" office:value-type="float" office:value="1206787" calcext:value-type="float">
            <text:p>1206787</text:p>
          </table:table-cell>
          <table:table-cell table:style-name="Default" office:value-type="float" office:value="1098407" calcext:value-type="float">
            <text:p>1098407</text:p>
          </table:table-cell>
          <table:table-cell table:style-name="Default" office:value-type="float" office:value="820155" calcext:value-type="float">
            <text:p>820155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table:style-name="Default" office:value-type="float" office:value="10756223" calcext:value-type="float">
            <text:p>10756223</text:p>
          </table:table-cell>
          <table:table-cell table:style-name="Default" office:value-type="float" office:value="13426260" calcext:value-type="float">
            <text:p>13426260</text:p>
          </table:table-cell>
          <table:table-cell table:style-name="Default" office:value-type="float" office:value="8086187" calcext:value-type="float">
            <text:p>8086187</text:p>
          </table:table-cell>
          <table:table-cell table:style-name="Default" office:value-type="float" office:value="16472061" calcext:value-type="float">
            <text:p>16472061</text:p>
          </table:table-cell>
          <table:table-cell table:style-name="Default" office:value-type="float" office:value="11706042" calcext:value-type="float">
            <text:p>11706042</text:p>
          </table:table-cell>
          <table:table-cell table:style-name="Default" office:value-type="float" office:value="12100677" calcext:value-type="float">
            <text:p>12100677</text:p>
          </table:table-cell>
          <table:table-cell table:style-name="Default" office:value-type="float" office:value="9883162" calcext:value-type="float">
            <text:p>9883162</text:p>
          </table:table-cell>
          <table:table-cell table:style-name="Default" office:value-type="float" office:value="7427154" calcext:value-type="float">
            <text:p>7427154</text:p>
          </table:table-cell>
          <table:table-cell table:style-name="Default" office:value-type="float" office:value="6948247" calcext:value-type="float">
            <text:p>6948247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table:style-name="Default" office:value-type="float" office:value="6620127" calcext:value-type="float">
            <text:p>6620127</text:p>
          </table:table-cell>
          <table:table-cell table:style-name="Default" office:value-type="float" office:value="7072612" calcext:value-type="float">
            <text:p>7072612</text:p>
          </table:table-cell>
          <table:table-cell table:style-name="Default" office:value-type="float" office:value="6167642" calcext:value-type="float">
            <text:p>6167642</text:p>
          </table:table-cell>
          <table:table-cell table:style-name="Default" office:value-type="float" office:value="7943207" calcext:value-type="float">
            <text:p>7943207</text:p>
          </table:table-cell>
          <table:table-cell table:style-name="Default" office:value-type="float" office:value="6574779" calcext:value-type="float">
            <text:p>6574779</text:p>
          </table:table-cell>
          <table:table-cell table:style-name="Default" office:value-type="float" office:value="6699851" calcext:value-type="float">
            <text:p>6699851</text:p>
          </table:table-cell>
          <table:table-cell table:style-name="Default" office:value-type="float" office:value="6158971" calcext:value-type="float">
            <text:p>6158971</text:p>
          </table:table-cell>
          <table:table-cell table:style-name="Default" office:value-type="float" office:value="6185842" calcext:value-type="float">
            <text:p>6185842</text:p>
          </table:table-cell>
          <table:table-cell table:style-name="Default" office:value-type="float" office:value="6158115" calcext:value-type="float">
            <text:p>6158115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table:style-name="Default" office:value-type="float" office:value="4402707" calcext:value-type="float">
            <text:p>4402707</text:p>
          </table:table-cell>
          <table:table-cell table:style-name="Default" office:value-type="float" office:value="4785574" calcext:value-type="float">
            <text:p>4785574</text:p>
          </table:table-cell>
          <table:table-cell table:style-name="Default" office:value-type="float" office:value="4019841" calcext:value-type="float">
            <text:p>4019841</text:p>
          </table:table-cell>
          <table:table-cell table:style-name="Default" office:value-type="float" office:value="5607215" calcext:value-type="float">
            <text:p>5607215</text:p>
          </table:table-cell>
          <table:table-cell table:style-name="Default" office:value-type="float" office:value="4385521" calcext:value-type="float">
            <text:p>4385521</text:p>
          </table:table-cell>
          <table:table-cell table:style-name="Default" office:value-type="float" office:value="4363988" calcext:value-type="float">
            <text:p>4363988</text:p>
          </table:table-cell>
          <table:table-cell table:style-name="Default" office:value-type="float" office:value="4663856" calcext:value-type="float">
            <text:p>4663856</text:p>
          </table:table-cell>
          <table:table-cell table:style-name="Default" office:value-type="float" office:value="3882732" calcext:value-type="float">
            <text:p>3882732</text:p>
          </table:table-cell>
          <table:table-cell table:style-name="Default" office:value-type="float" office:value="3512935" calcext:value-type="float">
            <text:p>3512935</text:p>
          </table:table-cell>
        </table:table-row>
        <table:table-row table:style-name="ro1">
          <table:table-cell office:value-type="string" calcext:value-type="string">
            <text:p>addy-osmani</text:p>
          </table:table-cell>
          <table:table-cell table:style-name="Default" office:value-type="float" office:value="2694874" calcext:value-type="float">
            <text:p>2694874</text:p>
          </table:table-cell>
          <table:table-cell table:style-name="Default" office:value-type="float" office:value="3374865" calcext:value-type="float">
            <text:p>3374865</text:p>
          </table:table-cell>
          <table:table-cell table:style-name="Default" office:value-type="float" office:value="2014883" calcext:value-type="float">
            <text:p>2014883</text:p>
          </table:table-cell>
          <table:table-cell table:style-name="Default" office:value-type="float" office:value="6459123" calcext:value-type="float">
            <text:p>6459123</text:p>
          </table:table-cell>
          <table:table-cell table:style-name="Default" office:value-type="float" office:value="1963741" calcext:value-type="float">
            <text:p>1963741</text:p>
          </table:table-cell>
          <table:table-cell table:style-name="Default" office:value-type="float" office:value="1701733" calcext:value-type="float">
            <text:p>1701733</text:p>
          </table:table-cell>
          <table:table-cell table:style-name="Default" office:value-type="float" office:value="3348464" calcext:value-type="float">
            <text:p>3348464</text:p>
          </table:table-cell>
          <table:table-cell table:style-name="Default" office:value-type="float" office:value="1748475" calcext:value-type="float">
            <text:p>1748475</text:p>
          </table:table-cell>
          <table:table-cell table:style-name="Default" office:value-type="float" office:value="947712" calcext:value-type="float">
            <text:p>947712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4373213" calcext:value-type="float">
            <text:p>143732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7021177" calcext:value-type="float">
            <text:p>27021177</text:p>
          </table:table-cell>
          <table:table-cell table:style-name="Default" office:value-type="float" office:value="8052851" calcext:value-type="float">
            <text:p>8052851</text:p>
          </table:table-cell>
          <table:table-cell table:style-name="Default" office:value-type="float" office:value="8045612" calcext:value-type="float">
            <text:p>8045612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2335218" calcext:value-type="float">
            <text:p>1233521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3624901" calcext:value-type="float">
            <text:p>23624901</text:p>
          </table:table-cell>
          <table:table-cell table:style-name="Default" office:value-type="float" office:value="5349427" calcext:value-type="float">
            <text:p>5349427</text:p>
          </table:table-cell>
          <table:table-cell table:style-name="Default" office:value-type="float" office:value="8031326" calcext:value-type="float">
            <text:p>8031326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524451" calcext:value-type="float">
            <text:p>52445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090937" calcext:value-type="float">
            <text:p>1090937</text:p>
          </table:table-cell>
          <table:table-cell table:style-name="Default" office:value-type="float" office:value="278501" calcext:value-type="float">
            <text:p>278501</text:p>
          </table:table-cell>
          <table:table-cell table:style-name="Default" office:value-type="float" office:value="203915" calcext:value-type="float">
            <text:p>203915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09:43:02.220997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09:44:06.089125394</dc:date>
    <meta:editing-duration>PT19M29S</meta:editing-duration>
    <meta:editing-cycles>6</meta:editing-cycles>
    <meta:generator>LibreOffice/6.0.2.1.0$Linux_X86_64 LibreOffice_project/00m0$Build-1</meta:generator>
    <meta:document-statistic meta:table-count="1" meta:cell-count="1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6.346cm" svg:y="0.316cm" chart:style-name="ch2">
          <text:p>Overall average</text:p>
        </chart:title>
        <chart:subtitle svg:x="2.801cm" svg:y="1.275cm" chart:style-name="ch3">
          <text:p>Single and multiple parameters, across multiple object types</text:p>
        </chart:subtitle>
        <chart:legend chart:legend-position="end" svg:x="13.163cm" svg:y="2.959cm" style:legend-expansion="high" chart:style-name="ch4"/>
        <chart:plot-area chart:style-name="ch5" table:cell-range-address="benchmark_results.A1:benchmark_results.B7" chart:data-source-has-labels="both" svg:x="0.32cm" svg:y="2.138cm" svg:width="12.523cm" svg:height="6.688cm">
          <chartooo:coordinate-region svg:x="2.053cm" svg:y="2.337cm" svg:width="10.79cm" svg:height="6.29cm"/>
          <chart:axis chart:dimension="x" chart:name="primary-x" chart:style-name="ch6" chartooo:axis-type="auto">
            <chartooo:date-scale/>
            <chart:categories table:cell-range-address="benchmark_results.B1:benchmark_results.B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B2:benchmark_results.B2" chart:label-cell-address="benchmark_results.A2:benchmark_results.A2" chart:class="chart:bar">
            <chart:data-point/>
          </chart:series>
          <chart:series chart:style-name="ch10" chart:values-cell-range-address="benchmark_results.B3:benchmark_results.B3" chart:label-cell-address="benchmark_results.A3:benchmark_results.A3" chart:class="chart:bar">
            <chart:data-point/>
          </chart:series>
          <chart:series chart:style-name="ch11" chart:values-cell-range-address="benchmark_results.B4:benchmark_results.B4" chart:label-cell-address="benchmark_results.A4:benchmark_results.A4" chart:class="chart:bar">
            <chart:data-point/>
          </chart:series>
          <chart:series chart:style-name="ch12" chart:values-cell-range-address="benchmark_results.B5:benchmark_results.B5" chart:label-cell-address="benchmark_results.A5:benchmark_results.A5" chart:class="chart:bar">
            <chart:data-point/>
          </chart:series>
          <chart:series chart:style-name="ch13" chart:values-cell-range-address="benchmark_results.B6:benchmark_results.B6" chart:label-cell-address="benchmark_results.A6:benchmark_results.A6" chart:class="chart:bar">
            <chart:data-point/>
          </chart:series>
          <chart:series chart:style-name="ch14" chart:values-cell-range-address="benchmark_results.B7:benchmark_results.B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(average)</text:p>
                <draw:g>
                  <svg:desc>benchmark_results.B1:benchmark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54442644">
                <text:p>54442644</text:p>
                <draw:g>
                  <svg:desc>benchmark_results.B2:benchmark_results.B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37609308">
                <text:p>37609308</text:p>
                <draw:g>
                  <svg:desc>benchmark_results.B3:benchmark_results.B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0756223">
                <text:p>10756223</text:p>
                <draw:g>
                  <svg:desc>benchmark_results.B4:benchmark_results.B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620127">
                <text:p>6620127</text:p>
                <draw:g>
                  <svg:desc>benchmark_results.B5:benchmark_results.B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402707">
                <text:p>4402707</text:p>
                <draw:g>
                  <svg:desc>benchmark_results.B6:benchmark_results.B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2694874">
                <text:p>2694874</text:p>
                <draw:g>
                  <svg:desc>benchmark_results.B7:benchmark_results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title svg:x="6.227cm" svg:y="0.316cm" chart:style-name="ch2">
          <text:p>Single parameter</text:p>
        </chart:title>
        <chart:subtitle svg:x="5.499cm" svg:y="1.275cm" chart:style-name="ch3">
          <text:p>Across multiple object types</text:p>
        </chart:subtitle>
        <chart:legend chart:legend-position="end" svg:x="13.135cm" svg:y="2.211cm" style:legend-expansion="high" chart:style-name="ch4"/>
        <chart:plot-area chart:style-name="ch5" table:cell-range-address="benchmark_results.A2:benchmark_results.A10 benchmark_results.C2:benchmark_results.C10" chart:data-source-has-labels="column" svg:x="0.319cm" svg:y="2.138cm" svg:width="12.497cm" svg:height="6.687cm">
          <chartooo:coordinate-region svg:x="2.052cm" svg:y="2.338cm" svg:width="10.764cm" svg:height="6.28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C2:benchmark_results.C2" chart:label-cell-address="benchmark_results.A2:benchmark_results.A2" chart:class="chart:bar">
            <chart:data-point/>
          </chart:series>
          <chart:series chart:style-name="ch10" chart:values-cell-range-address="benchmark_results.C3:benchmark_results.C3" chart:label-cell-address="benchmark_results.A3:benchmark_results.A3" chart:class="chart:bar">
            <chart:data-point/>
          </chart:series>
          <chart:series chart:style-name="ch11" chart:values-cell-range-address="benchmark_results.C4:benchmark_results.C4" chart:label-cell-address="benchmark_results.A4:benchmark_results.A4" chart:class="chart:bar">
            <chart:data-point/>
          </chart:series>
          <chart:series chart:style-name="ch12" chart:values-cell-range-address="benchmark_results.C5:benchmark_results.C5" chart:label-cell-address="benchmark_results.A5:benchmark_results.A5" chart:class="chart:bar">
            <chart:data-point/>
          </chart:series>
          <chart:series chart:style-name="ch13" chart:values-cell-range-address="benchmark_results.C6:benchmark_results.C6" chart:label-cell-address="benchmark_results.A6:benchmark_results.A6" chart:class="chart:bar">
            <chart:data-point/>
          </chart:series>
          <chart:series chart:style-name="ch14" chart:values-cell-range-address="benchmark_results.C7:benchmark_results.C7" chart:label-cell-address="benchmark_results.A7:benchmark_results.A7" chart:class="chart:bar">
            <chart:data-point/>
          </chart:series>
          <chart:series chart:style-name="ch15" chart:values-cell-range-address="benchmark_results.C8:benchmark_results.C8" chart:label-cell-address="benchmark_results.A8:benchmark_results.A8" chart:class="chart:bar">
            <chart:data-point/>
          </chart:series>
          <chart:series chart:style-name="ch16" chart:values-cell-range-address="benchmark_results.C9:benchmark_results.C9" chart:label-cell-address="benchmark_results.A9:benchmark_results.A9" chart:class="chart:bar">
            <chart:data-point/>
          </chart:series>
          <chart:series chart:style-name="ch17" chart:values-cell-range-address="benchmark_results.C10:benchmark_results.C10" chart:label-cell-address="benchmark_results.A10:benchmark_results.A10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62780580">
                <text:p>62780580</text:p>
                <draw:g>
                  <svg:desc>benchmark_results.C2:benchmark_results.C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74176834">
                <text:p>74176834</text:p>
                <draw:g>
                  <svg:desc>benchmark_results.C3:benchmark_results.C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3426260">
                <text:p>13426260</text:p>
                <draw:g>
                  <svg:desc>benchmark_results.C4:benchmark_results.C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7072612">
                <text:p>7072612</text:p>
                <draw:g>
                  <svg:desc>benchmark_results.C5:benchmark_results.C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785574">
                <text:p>4785574</text:p>
                <draw:g>
                  <svg:desc>benchmark_results.C6:benchmark_results.C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3374865">
                <text:p>3374865</text:p>
                <draw:g>
                  <svg:desc>benchmark_results.C7:benchmark_results.C7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8:benchmark_results.A8</svg:desc>
                </draw:g>
              </table:table-cell>
              <table:table-cell office:value-type="float" office:value="14373213">
                <text:p>14373213</text:p>
                <draw:g>
                  <svg:desc>benchmark_results.C8:benchmark_results.C8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9:benchmark_results.A9</svg:desc>
                </draw:g>
              </table:table-cell>
              <table:table-cell office:value-type="float" office:value="12335218">
                <text:p>12335218</text:p>
                <draw:g>
                  <svg:desc>benchmark_results.C9:benchmark_results.C9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10:benchmark_results.A10</svg:desc>
                </draw:g>
              </table:table-cell>
              <table:table-cell office:value-type="float" office:value="524451">
                <text:p>524451</text:p>
                <draw:g>
                  <svg:desc>benchmark_results.C10:benchmark_results.C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963cm" svg:y="0.316cm" chart:style-name="ch2">
          <text:p>Multiple parameters</text:p>
        </chart:title>
        <chart:subtitle svg:x="5.513cm" svg:y="1.275cm" chart:style-name="ch3">
          <text:p>Across multiple object types</text:p>
        </chart:subtitle>
        <chart:legend chart:legend-position="end" svg:x="13.163cm" svg:y="2.958cm" style:legend-expansion="high" chart:style-name="ch4"/>
        <chart:plot-area chart:style-name="ch5" table:cell-range-address="benchmark_results.A2:benchmark_results.A7 benchmark_results.D2:benchmark_results.D7" chart:data-source-has-labels="column" svg:x="0.32cm" svg:y="2.138cm" svg:width="12.523cm" svg:height="6.687cm">
          <chartooo:coordinate-region svg:x="2.053cm" svg:y="2.337cm" svg:width="10.79cm" svg:height="6.2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D2:benchmark_results.D2" chart:label-cell-address="benchmark_results.A2:benchmark_results.A2" chart:class="chart:bar">
            <chart:data-point/>
          </chart:series>
          <chart:series chart:style-name="ch10" chart:values-cell-range-address="benchmark_results.D3:benchmark_results.D3" chart:label-cell-address="benchmark_results.A3:benchmark_results.A3" chart:class="chart:bar">
            <chart:data-point/>
          </chart:series>
          <chart:series chart:style-name="ch11" chart:values-cell-range-address="benchmark_results.D4:benchmark_results.D4" chart:label-cell-address="benchmark_results.A4:benchmark_results.A4" chart:class="chart:bar">
            <chart:data-point/>
          </chart:series>
          <chart:series chart:style-name="ch12" chart:values-cell-range-address="benchmark_results.D5:benchmark_results.D5" chart:label-cell-address="benchmark_results.A5:benchmark_results.A5" chart:class="chart:bar">
            <chart:data-point/>
          </chart:series>
          <chart:series chart:style-name="ch13" chart:values-cell-range-address="benchmark_results.D6:benchmark_results.D6" chart:label-cell-address="benchmark_results.A6:benchmark_results.A6" chart:class="chart:bar">
            <chart:data-point/>
          </chart:series>
          <chart:series chart:style-name="ch14" chart:values-cell-range-address="benchmark_results.D7:benchmark_results.D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46104708">
                <text:p>46104708</text:p>
                <draw:g>
                  <svg:desc>benchmark_results.D2:benchmark_results.D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1041783">
                <text:p>1041783</text:p>
                <draw:g>
                  <svg:desc>benchmark_results.D3:benchmark_results.D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8086187">
                <text:p>8086187</text:p>
                <draw:g>
                  <svg:desc>benchmark_results.D4:benchmark_results.D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167642">
                <text:p>6167642</text:p>
                <draw:g>
                  <svg:desc>benchmark_results.D5:benchmark_results.D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019841">
                <text:p>4019841</text:p>
                <draw:g>
                  <svg:desc>benchmark_results.D6:benchmark_results.D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2014883">
                <text:p>2014883</text:p>
                <draw:g>
                  <svg:desc>benchmark_results.D7:benchmark_results.D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